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1" svg:font-family="'Droid Sans Mono'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Mono" svg:font-family="'Droid Sans Mono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fill="gradient" draw:fill-gradient-name="white_20_to_20_gray" draw:textarea-horizontal-align="justify" draw:textarea-vertical-align="middle" draw:auto-grow-height="false"/>
    </style:style>
    <style:style style:name="gr3" style:family="graphic" style:parent-style-name="standard">
      <style:graphic-properties draw:stroke="dash" draw:stroke-dash="Fine_20_Dashed" draw:opacity="0%" draw:textarea-horizontal-align="left" draw:textarea-vertical-align="top" draw:auto-grow-height="false" draw:shadow-opacity="0%"/>
    </style:style>
    <style:style style:name="gr4" style:family="graphic" style:parent-style-name="standard">
      <style:graphic-properties draw:stroke="dash" draw:stroke-dash="Fine_20_Dashed" draw:opacity="0%" draw:textarea-horizontal-align="right" draw:textarea-vertical-align="bottom" draw:auto-grow-height="false" draw:shadow-opacity="0%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.102cm" fo:text-align="start"/>
    </style:style>
    <style:style style:name="P3" style:family="paragraph">
      <style:paragraph-properties fo:text-align="start"/>
    </style:style>
    <style:style style:name="P4" style:family="paragraph">
      <style:paragraph-properties fo:margin-top="0cm" fo:margin-bottom="0.102cm" fo:text-align="start"/>
      <style:text-properties style:font-name="Droid Sans Mono1"/>
    </style:style>
    <style:style style:name="P5" style:family="paragraph">
      <style:paragraph-properties fo:text-align="start"/>
      <style:text-properties fo:color="#b2b2b2" fo:font-size="18pt" style:font-size-asian="18pt" style:font-size-complex="18pt"/>
    </style:style>
    <style:style style:name="P6" style:family="paragraph">
      <style:paragraph-properties fo:text-align="end"/>
    </style:style>
    <style:style style:name="P7" style:family="paragraph">
      <style:paragraph-properties fo:text-align="end"/>
      <style:text-properties fo:color="#b2b2b2" fo:font-size="18pt" style:font-size-asian="18pt" style:font-size-complex="18pt"/>
    </style:style>
    <style:style style:name="T1" style:family="text">
      <style:text-properties style:font-name="Droid Sans Mono1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Droid Sans Mono1" fo:font-size="10pt" style:font-size-asian="10pt" style:font-size-complex="10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normal" style:font-size-asian="10pt" style:font-style-asian="normal" style:font-size-complex="10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5.545cm" svg:y1="4.175cm" svg:x2="3.338cm" svg:y2="7.43cm" draw:start-shape="id1" draw:start-glue-point="8" draw:end-shape="id2" draw:end-glue-point="8" svg:d="M5545 4175l-2207 3255" svg:viewBox="0 0 2208 3256">
          <text:p/>
        </draw:connector>
        <draw:connector draw:style-name="gr1" draw:text-style-name="P1" draw:layer="layout" draw:type="line" svg:x1="7.19cm" svg:y1="4.2cm" svg:x2="12.263cm" svg:y2="3.13cm" draw:start-shape="id1" draw:end-shape="id3" svg:d="M7190 4200l5073-1070" svg:viewBox="0 0 5074 1071">
          <text:p/>
        </draw:connector>
        <draw:connector draw:style-name="gr1" draw:text-style-name="P1" draw:layer="layout" draw:type="line" svg:x1="3.338cm" svg:y1="7.43cm" svg:x2="6.501cm" svg:y2="7.012cm" draw:start-shape="id2" draw:start-glue-point="8" draw:end-shape="id4" draw:end-glue-point="5" svg:d="M3338 7430l3163-418" svg:viewBox="0 0 3164 419">
          <text:p/>
        </draw:connector>
        <draw:custom-shape draw:style-name="gr2" draw:text-style-name="P4" xml:id="id2" draw:id="id2" draw:layer="layout" svg:width="3.274cm" svg:height="1.968cm" svg:x="1.752cm" svg:y="6.403cm">
          <draw:glue-point draw:id="8" svg:x="-0.158cm" svg:y="0.223cm"/>
          <text:p text:style-name="P2"><text:span text:style-name="T1">C1</text:span></text:p>
          <text:p text:style-name="P3"><text:span text:style-name="T2">Tags: A, B, C</text:span></text:p>
          <text:p text:style-name="P3"><text:span text:style-name="T2">Author: Tom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" draw:text-style-name="P1" draw:layer="layout" draw:type="line" svg:x1="13.776cm" svg:y1="7.564cm" svg:x2="13.9cm" svg:y2="4.114cm" draw:start-shape="id5" draw:start-glue-point="8" draw:end-shape="id3" draw:end-glue-point="6" svg:d="M13776 7564l124-3450" svg:viewBox="0 0 125 3451">
          <text:p/>
        </draw:connector>
        <draw:connector draw:style-name="gr1" draw:text-style-name="P1" draw:layer="layout" draw:type="line" svg:x1="13.868cm" svg:y1="3.13cm" svg:x2="16.516cm" svg:y2="3.87cm" draw:start-shape="id3" draw:start-glue-point="8" draw:end-shape="id6" draw:end-glue-point="5" svg:d="M13868 3130l2648 740" svg:viewBox="0 0 2649 741">
          <text:p/>
        </draw:connector>
        <draw:custom-shape draw:style-name="gr2" draw:text-style-name="P4" xml:id="id3" draw:id="id3" draw:layer="layout" svg:width="3.274cm" svg:height="1.968cm" svg:x="12.263cm" svg:y="2.146cm">
          <draw:glue-point draw:id="8" svg:x="-0.1cm" svg:y="0.005cm"/>
          <text:p text:style-name="P2"><text:span text:style-name="T1">C2</text:span></text:p>
          <text:p text:style-name="P3"><text:span text:style-name="T2">Tags: B</text:span></text:p>
          <text:p text:style-name="P3"><text:span text:style-name="T2">Author: Tom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4" xml:id="id6" draw:id="id6" draw:layer="layout" svg:width="3.274cm" svg:height="1.968cm" svg:x="16.516cm" svg:y="2.886cm">
          <draw:glue-point draw:id="8" svg:x="-0.103cm" svg:y="0.259cm"/>
          <text:p text:style-name="P2"><text:span text:style-name="T1">C4</text:span></text:p>
          <text:p text:style-name="P3"><text:span text:style-name="T2">Tags: A, C</text:span></text:p>
          <text:p text:style-name="P3"><text:span text:style-name="T2">Author: Tom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4" xml:id="id1" draw:id="id1" draw:layer="layout" svg:width="3.274cm" svg:height="1.968cm" svg:x="3.916cm" svg:y="3.216cm">
          <draw:glue-point draw:id="8" svg:x="-0.027cm" svg:y="-0.132cm"/>
          <text:p text:style-name="P2"><text:span text:style-name="T1">C5</text:span></text:p>
          <text:p text:style-name="P3"><text:span text:style-name="T2">Tags: A, B, C</text:span></text:p>
          <text:p text:style-name="P3"><text:span text:style-name="T2">Author: Tom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5" draw:layer="layout" svg:width="9.9cm" svg:height="7.656cm" svg:x="1.378cm" svg:y="1.389cm">
          <text:p text:style-name="P3"><text:span text:style-name="T3">View 1</text:span></text:p>
          <text:p text:style-name="P3"><text:span text:style-name="T4">Filter: “Objects tagged with A and B, created by Tom or Sam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5" draw:id="id5" draw:layer="layout" svg:width="3.274cm" svg:height="1.968cm" svg:x="12.105cm" svg:y="6.58cm">
          <draw:glue-point draw:id="8" svg:x="0.106cm" svg:y="-0.005cm"/>
          <text:p text:style-name="P2"><text:span text:style-name="T1">C6</text:span></text:p>
          <text:p text:style-name="P3"><text:span text:style-name="T2">Tags: A, C</text:span></text:p>
          <text:p text:style-name="P3"><text:span text:style-name="T2">Author: Kate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4" xml:id="id7" draw:id="id7" draw:layer="layout" svg:width="3.274cm" svg:height="1.968cm" svg:x="16.412cm" svg:y="5.863cm">
          <draw:glue-point draw:id="8" svg:x="0.106cm" svg:y="-0.005cm"/>
          <text:p text:style-name="P2"><text:span text:style-name="T1">C7</text:span></text:p>
          <text:p text:style-name="P3"><text:span text:style-name="T2">Tags: A, B, C</text:span></text:p>
          <text:p text:style-name="P3"><text:span text:style-name="T2">Author: Kate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" draw:text-style-name="P1" draw:layer="layout" draw:type="line" svg:x1="8.172cm" svg:y1="7.012cm" svg:x2="12.105cm" svg:y2="7.564cm" draw:start-shape="id4" draw:start-glue-point="8" draw:end-shape="id5" draw:end-glue-point="5" svg:d="M8172 7012l3933 552" svg:viewBox="0 0 3934 553">
          <text:p/>
        </draw:connector>
        <draw:custom-shape draw:style-name="gr2" draw:text-style-name="P4" xml:id="id4" draw:id="id4" draw:layer="layout" svg:width="3.274cm" svg:height="1.968cm" svg:x="6.501cm" svg:y="6.028cm">
          <draw:glue-point draw:id="8" svg:x="0.106cm" svg:y="-0.005cm"/>
          <text:p text:style-name="P2"><text:span text:style-name="T1">C3</text:span></text:p>
          <text:p text:style-name="P3"><text:span text:style-name="T2">Tags: A, B, C</text:span></text:p>
          <text:p text:style-name="P3"><text:span text:style-name="T2">Author: Sam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7" draw:layer="layout" svg:width="14.222cm" svg:height="4.382cm" svg:x="5.655cm" svg:y="5.556cm">
          <text:p text:style-name="P6"><text:span text:style-name="T3">View 2</text:span></text:p>
          <text:p text:style-name="P6"><text:span text:style-name="T4">Filter: “</text:span><text:span text:style-name="T5">All objects tagged with C, created by Sam or Kate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8.049cm" svg:y1="5.863cm" svg:x2="18.153cm" svg:y2="4.854cm" draw:start-shape="id7" draw:start-glue-point="4" draw:end-shape="id6" svg:d="M18049 5863l104-1009" svg:viewBox="0 0 105 101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Mono1" svg:font-family="'Droid Sans Mono'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Mono" svg:font-family="'Droid Sans Mono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4" draw:display-name="Gradient 4" draw:style="ellipsoid" draw:cx="40%" draw:cy="40%" draw:start-color="#ffff00" draw:end-color="#008000" draw:start-intensity="100%" draw:end-intensity="100%" draw:angle="900" draw:border="30%"/>
    <draw:gradient draw:name="Gradient_20_7" draw:display-name="Gradient 7" draw:style="linear" draw:start-color="#3465a4" draw:end-color="#ffffff" draw:start-intensity="100%" draw:end-intensity="100%" draw:angle="0" draw:border="0%"/>
    <draw:gradient draw:name="white_20_to_20_gray" draw:display-name="white to gray" draw:style="linear" draw:start-color="#ffffff" draw:end-color="#dddddd" draw:start-intensity="100%" draw:end-intensity="100%" draw:angle="450" draw:border="3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808080" draw:marker-start-width="0.2cm" draw:marker-start-center="false" draw:marker-end-width="0.2cm" draw:marker-end-center="false" draw:fill="gradient" draw:fill-color="#ffffff" draw:fill-gradient-name="Gradient_20_4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7" draw:fill-hatch-name="Hatching_20_1" draw:fill-image-name="Bitmape_20_1" draw:textarea-horizontal-align="left" fo:padding-top="1.067cm" fo:padding-left="1.372cm" fo:padding-right="1.372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elo </meta:initial-creator>
    <meta:creation-date>2015-02-24T13:49:05.063572222</meta:creation-date>
    <dc:date>2015-02-24T15:37:09.821368995</dc:date>
    <dc:creator>felo </dc:creator>
    <meta:editing-duration>PT1H28M21S</meta:editing-duration>
    <meta:editing-cycles>21</meta:editing-cycles>
    <meta:generator>LibreOffice/4.2.7.2$Linux_X86_64 LibreOffice_project/420m0$Build-2</meta:generator>
    <meta:document-statistic meta:object-count="16"/>
  </office:meta>
</office:document-meta>
</file>